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208333333333335in"/>
    </style:style>
    <style:style style:name="co3" style:family="table-column">
      <style:table-column-properties fo:break-before="auto" style:column-width="1.87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510416666666666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8541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property-crimes-where-offenders">
      <style:table-properties table:display="true" style:writing-mode="lr-tb"/>
    </style:style>
    <style:style style:name="ta2" style:family="table" style:master-page-name="PageStyle_5f_property-crimes-by-day-of-week-">
      <style:table-properties table:display="true" style:writing-mode="lr-tb"/>
    </style:style>
    <style:style style:name="ta3" style:family="table" style:master-page-name="PageStyle_5f_other-property-crime-locations">
      <style:table-properties table:display="true" style:writing-mode="lr-tb"/>
    </style:style>
    <style:style style:name="ta4" style:family="table" style:master-page-name="PageStyle_5f_other-property-crimes-by-day-of">
      <style:table-properties table:display="true" style:writing-mode="lr-tb"/>
    </style:style>
    <style:style style:name="ta5" style:family="table" style:master-page-name="PageStyle_5f_resident-status-of-victim">
      <style:table-properties table:display="true" style:writing-mode="lr-tb"/>
    </style:style>
    <style:style style:name="ta6" style:family="table" style:master-page-name="PageStyle_5f_victims-and-offenders-by-age-g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property-crimes-where-offender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"/>
        <table:table-column table:style-name="co3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Alcohol</text:p>
          </table:table-cell>
          <table:table-cell table:style-name="ce21" office:value-type="string">
            <text:p>Drugs</text:p>
          </table:table-cell>
          <table:table-cell table:style-name="ce21" office:value-type="string">
            <text:p>Computer Equipment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409">
            <text:p>409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Destruction/Vandalism</text:p>
          </table:table-cell>
          <table:table-cell table:style-name="ce21" office:value-type="float" office:value="1435">
            <text:p>143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Extorti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39">
            <text:p>13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113">
            <text:p>1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13])" office:value-type="string">
            <text:p>3977</text:p>
          </table:table-cell>
          <table:table-cell table:formula="oooc:=SUM([.C2:.C13])" office:value-type="string">
            <text:p>1361</text:p>
          </table:table-cell>
          <table:table-cell table:formula="oooc:=SUM([.D2:.D13])" office:value-type="string">
            <text:p>372</text:p>
          </table:table-cell>
        </table:table-row>
      </table:table>
      <table:table table:name="property-crimes-by-day-of-week-" table:style-name="ta2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2" office:value-type="string">
            <text:p>Day/Time</text:p>
          </table:table-cell>
          <table:table-cell table:style-name="ce22" office:value-type="string">
            <text:p>00:00-03:59</text:p>
          </table:table-cell>
          <table:table-cell table:style-name="ce22" office:value-type="string">
            <text:p>04:00-07:59</text:p>
          </table:table-cell>
          <table:table-cell table:style-name="ce22" office:value-type="string">
            <text:p>08:00-11:59</text:p>
          </table:table-cell>
          <table:table-cell table:style-name="ce22" office:value-type="string">
            <text:p>12:00-15:59</text:p>
          </table:table-cell>
          <table:table-cell table:style-name="ce22" office:value-type="string">
            <text:p>16:00-19:59</text:p>
          </table:table-cell>
          <table:table-cell table:style-name="ce22" office:value-type="string">
            <text:p>20:00-23:59</text:p>
          </table:table-cell>
          <table:table-cell table:style-name="ce22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6329">
            <text:p>6329</text:p>
          </table:table-cell>
          <table:table-cell table:style-name="ce21" office:value-type="float" office:value="4028">
            <text:p>4028</text:p>
          </table:table-cell>
          <table:table-cell table:style-name="ce21" office:value-type="float" office:value="8777">
            <text:p>8777</text:p>
          </table:table-cell>
          <table:table-cell table:style-name="ce21" office:value-type="float" office:value="9247">
            <text:p>9247</text:p>
          </table:table-cell>
          <table:table-cell table:style-name="ce21" office:value-type="float" office:value="11273">
            <text:p>11273</text:p>
          </table:table-cell>
          <table:table-cell table:style-name="ce21" office:value-type="float" office:value="8966">
            <text:p>8966</text:p>
          </table:table-cell>
          <table:table-cell table:style-name="ce21" office:value-type="float" office:value="1228">
            <text:p>1228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5659">
            <text:p>5659</text:p>
          </table:table-cell>
          <table:table-cell table:style-name="ce21" office:value-type="float" office:value="3815">
            <text:p>3815</text:p>
          </table:table-cell>
          <table:table-cell table:style-name="ce21" office:value-type="float" office:value="8045">
            <text:p>8045</text:p>
          </table:table-cell>
          <table:table-cell table:style-name="ce21" office:value-type="float" office:value="8909">
            <text:p>8909</text:p>
          </table:table-cell>
          <table:table-cell table:style-name="ce21" office:value-type="float" office:value="10977">
            <text:p>10977</text:p>
          </table:table-cell>
          <table:table-cell table:style-name="ce21" office:value-type="float" office:value="8921">
            <text:p>8921</text:p>
          </table:table-cell>
          <table:table-cell table:style-name="ce21" office:value-type="float" office:value="1068">
            <text:p>1068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5789">
            <text:p>5789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8435">
            <text:p>8435</text:p>
          </table:table-cell>
          <table:table-cell table:style-name="ce21" office:value-type="float" office:value="9059">
            <text:p>9059</text:p>
          </table:table-cell>
          <table:table-cell table:style-name="ce21" office:value-type="float" office:value="11133">
            <text:p>11133</text:p>
          </table:table-cell>
          <table:table-cell table:style-name="ce21" office:value-type="float" office:value="9266">
            <text:p>9266</text:p>
          </table:table-cell>
          <table:table-cell table:style-name="ce21" office:value-type="float" office:value="1061">
            <text:p>1061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6122">
            <text:p>6122</text:p>
          </table:table-cell>
          <table:table-cell table:style-name="ce21" office:value-type="float" office:value="3709">
            <text:p>3709</text:p>
          </table:table-cell>
          <table:table-cell table:style-name="ce21" office:value-type="float" office:value="7995">
            <text:p>7995</text:p>
          </table:table-cell>
          <table:table-cell table:style-name="ce21" office:value-type="float" office:value="8789">
            <text:p>8789</text:p>
          </table:table-cell>
          <table:table-cell table:style-name="ce21" office:value-type="float" office:value="10918">
            <text:p>10918</text:p>
          </table:table-cell>
          <table:table-cell table:style-name="ce21" office:value-type="float" office:value="9287">
            <text:p>9287</text:p>
          </table:table-cell>
          <table:table-cell table:style-name="ce21" office:value-type="float" office:value="1107">
            <text:p>1107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6933">
            <text:p>6933</text:p>
          </table:table-cell>
          <table:table-cell table:style-name="ce21" office:value-type="float" office:value="3771">
            <text:p>3771</text:p>
          </table:table-cell>
          <table:table-cell table:style-name="ce21" office:value-type="float" office:value="8823">
            <text:p>8823</text:p>
          </table:table-cell>
          <table:table-cell table:style-name="ce21" office:value-type="float" office:value="9930">
            <text:p>9930</text:p>
          </table:table-cell>
          <table:table-cell table:style-name="ce21" office:value-type="float" office:value="13350">
            <text:p>13350</text:p>
          </table:table-cell>
          <table:table-cell table:style-name="ce21" office:value-type="float" office:value="10659">
            <text:p>10659</text:p>
          </table:table-cell>
          <table:table-cell table:style-name="ce21" office:value-type="float" office:value="1301">
            <text:p>1301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8175">
            <text:p>8175</text:p>
          </table:table-cell>
          <table:table-cell table:style-name="ce21" office:value-type="float" office:value="2940">
            <text:p>2940</text:p>
          </table:table-cell>
          <table:table-cell table:style-name="ce21" office:value-type="float" office:value="7743">
            <text:p>7743</text:p>
          </table:table-cell>
          <table:table-cell table:style-name="ce21" office:value-type="float" office:value="9581">
            <text:p>9581</text:p>
          </table:table-cell>
          <table:table-cell table:style-name="ce21" office:value-type="float" office:value="10297">
            <text:p>10297</text:p>
          </table:table-cell>
          <table:table-cell table:style-name="ce21" office:value-type="float" office:value="10289">
            <text:p>10289</text:p>
          </table:table-cell>
          <table:table-cell table:style-name="ce21" office:value-type="float" office:value="1169">
            <text:p>1169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7457">
            <text:p>7457</text:p>
          </table:table-cell>
          <table:table-cell table:style-name="ce21" office:value-type="float" office:value="2636">
            <text:p>2636</text:p>
          </table:table-cell>
          <table:table-cell table:style-name="ce21" office:value-type="float" office:value="6295">
            <text:p>6295</text:p>
          </table:table-cell>
          <table:table-cell table:style-name="ce21" office:value-type="float" office:value="7995">
            <text:p>7995</text:p>
          </table:table-cell>
          <table:table-cell table:style-name="ce21" office:value-type="float" office:value="9041">
            <text:p>9041</text:p>
          </table:table-cell>
          <table:table-cell table:style-name="ce21" office:value-type="float" office:value="8435">
            <text:p>8435</text:p>
          </table:table-cell>
          <table:table-cell table:style-name="ce21" office:value-type="float" office:value="939">
            <text:p>939</text:p>
          </table:table-cell>
        </table:table-row>
      </table:table>
      <table:table table:name="other-property-crime-locations" table:style-name="ta3" table:print="false">
        <office:forms form:automatic-focus="false" form:apply-design-mode="false"/>
        <table:table-column table:style-name="co5" table:default-cell-style-name="ce15" table:number-columns-repeated="256"/>
        <table:table-row table:style-name="ro2">
          <table:table-cell table:style-name="ce21" office:value-type="string">
            <text:p>Locations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Counterfeit/Forgery</text:p>
          </table:table-cell>
          <table:table-cell table:style-name="ce21" office:value-type="string">
            <text:p>Destruction/Vandalism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Extortion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Stolen Property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6">
            <text:p>376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nk/Savings and Lo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87">
            <text:p>1787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22">
            <text:p>82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68">
            <text:p>26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9">
            <text:p>509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hurch/Temple/Synagogu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1">
            <text:p>36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63">
            <text:p>66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mmercial/Office Bld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2255">
            <text:p>2255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2">
            <text:p>4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01">
            <text:p>80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31">
            <text:p>531</text:p>
          </table:table-cell>
          <table:table-cell table:style-name="ce21" office:value-type="float" office:value="798">
            <text:p>798</text:p>
          </table:table-cell>
          <table:table-cell table:style-name="ce21" office:value-type="float" office:value="844">
            <text:p>844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7">
            <text:p>467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617">
            <text:p>6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69">
            <text:p>1269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Drug Store/Hospital/Doctor's Offi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92">
            <text:p>69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735">
            <text:p>73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1046">
            <text:p>1046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48">
            <text:p>448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3997">
            <text:p>13997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439">
            <text:p>439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07">
            <text:p>707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Jail/Pris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5980">
            <text:p>15980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139">
            <text:p>139</text:p>
          </table:table-cell>
        </table:table-row>
        <table:table-row table:style-name="ro2">
          <table:table-cell table:style-name="ce21" office:value-type="string">
            <text:p>Rental Storage Facili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352">
            <text:p>20352</text:p>
          </table:table-cell>
          <table:table-cell table:style-name="ce21" office:value-type="float" office:value="743">
            <text:p>743</text:p>
          </table:table-cell>
          <table:table-cell table:style-name="ce21" office:value-type="float" office:value="37575">
            <text:p>37575</text:p>
          </table:table-cell>
          <table:table-cell table:style-name="ce21" office:value-type="float" office:value="312">
            <text:p>31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808">
            <text:p>2808</text:p>
          </table:table-cell>
          <table:table-cell table:style-name="ce21" office:value-type="float" office:value="224">
            <text:p>224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19">
            <text:p>719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1151">
            <text:p>1151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38">
            <text:p>538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030">
            <text:p>303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7">
            <text:p>347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859">
            <text:p>859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88">
            <text:p>1188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404">
            <text:p>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92">
            <text:p>892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718">
            <text:p>718</text:p>
          </table:table-cell>
          <table:table-cell table:style-name="ce21" office:value-type="float" office:value="7129">
            <text:p>7129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708">
            <text:p>1708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26])" office:value-type="string">
            <text:p>12</text:p>
          </table:table-cell>
          <table:table-cell table:formula="oooc:=SUM([.C2:.C26])" office:value-type="string">
            <text:p>29978</text:p>
          </table:table-cell>
          <table:table-cell table:formula="oooc:=SUM([.D2:.D26])" office:value-type="string">
            <text:p>8245</text:p>
          </table:table-cell>
          <table:table-cell table:formula="oooc:=SUM([.E2:.E26])" office:value-type="string">
            <text:p>90147</text:p>
          </table:table-cell>
          <table:table-cell table:formula="oooc:=SUM([.F2:.F26])" office:value-type="string">
            <text:p>3138</text:p>
          </table:table-cell>
          <table:table-cell table:formula="oooc:=SUM([.G2:.G26])" office:value-type="string">
            <text:p>71</text:p>
          </table:table-cell>
          <table:table-cell table:formula="oooc:=SUM([.H2:.H26])" office:value-type="string">
            <text:p>12374</text:p>
          </table:table-cell>
          <table:table-cell table:formula="oooc:=SUM([.I2:.I26])" office:value-type="string">
            <text:p>1232</text:p>
          </table:table-cell>
        </table:table-row>
        <table:table-row table:style-name="ro2">
          <table:table-cell table:style-name="ce21" table:number-columns-spanned="9" table:number-rows-spanned="1" office:value-type="string">
            <text:p>*Location of offense for arson, larceny, motor vehicle theft, and robbery can be found in the sections pertaining to these individual offenses.</text:p>
          </table:table-cell>
          <table:covered-table-cell table:number-columns-repeated="8"/>
        </table:table-row>
      </table:table>
      <table:table table:name="other-property-crimes-by-day-of" table:style-name="ta4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Days of Week/Number of Offenses</text:p>
          </table:table-cell>
          <table:table-cell table:style-name="ce21" office:value-type="string">
            <text:p>Monday</text:p>
          </table:table-cell>
          <table:table-cell table:style-name="ce21" office:value-type="string">
            <text:p>Tuesday</text:p>
          </table:table-cell>
          <table:table-cell table:style-name="ce21" office:value-type="string">
            <text:p>Wednesday</text:p>
          </table:table-cell>
          <table:table-cell table:style-name="ce21" office:value-type="string">
            <text:p>Thursday</text:p>
          </table:table-cell>
          <table:table-cell table:style-name="ce21" office:value-type="string">
            <text:p>Friday</text:p>
          </table:table-cell>
          <table:table-cell table:style-name="ce21" office:value-type="string">
            <text:p>Saturday</text:p>
          </table:table-cell>
          <table:table-cell table:style-name="ce21" office:value-type="string">
            <text:p>Sunday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1286">
            <text:p>1286</text:p>
          </table:table-cell>
          <table:table-cell table:style-name="ce21" office:value-type="float" office:value="1272">
            <text:p>1272</text:p>
          </table:table-cell>
          <table:table-cell table:style-name="ce21" office:value-type="float" office:value="1310">
            <text:p>1310</text:p>
          </table:table-cell>
          <table:table-cell table:style-name="ce21" office:value-type="float" office:value="1321">
            <text:p>1321</text:p>
          </table:table-cell>
          <table:table-cell table:style-name="ce21" office:value-type="float" office:value="1338">
            <text:p>1338</text:p>
          </table:table-cell>
          <table:table-cell table:style-name="ce21" office:value-type="float" office:value="987">
            <text:p>987</text:p>
          </table:table-cell>
          <table:table-cell table:style-name="ce21" office:value-type="float" office:value="731">
            <text:p>731</text:p>
          </table:table-cell>
        </table:table-row>
        <table:table-row table:style-name="ro2">
          <table:table-cell table:style-name="ce21" office:value-type="string">
            <text:p>Destruction/Vandalism</text:p>
          </table:table-cell>
          <table:table-cell table:style-name="ce21" office:value-type="float" office:value="12496">
            <text:p>12496</text:p>
          </table:table-cell>
          <table:table-cell table:style-name="ce21" office:value-type="float" office:value="11595">
            <text:p>11595</text:p>
          </table:table-cell>
          <table:table-cell table:style-name="ce21" office:value-type="float" office:value="11964">
            <text:p>11964</text:p>
          </table:table-cell>
          <table:table-cell table:style-name="ce21" office:value-type="float" office:value="11656">
            <text:p>11656</text:p>
          </table:table-cell>
          <table:table-cell table:style-name="ce21" office:value-type="float" office:value="14753">
            <text:p>14753</text:p>
          </table:table-cell>
          <table:table-cell table:style-name="ce21" office:value-type="float" office:value="14853">
            <text:p>14853</text:p>
          </table:table-cell>
          <table:table-cell table:style-name="ce21" office:value-type="float" office:value="12830">
            <text:p>1283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494">
            <text:p>494</text:p>
          </table:table-cell>
          <table:table-cell table:style-name="ce21" office:value-type="float" office:value="428">
            <text:p>428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519">
            <text:p>519</text:p>
          </table:table-cell>
          <table:table-cell table:style-name="ce21" office:value-type="float" office:value="388">
            <text:p>388</text:p>
          </table:table-cell>
          <table:table-cell table:style-name="ce21" office:value-type="float" office:value="305">
            <text:p>305</text:p>
          </table:table-cell>
        </table:table-row>
        <table:table-row table:style-name="ro2">
          <table:table-cell table:style-name="ce21" office:value-type="string">
            <text:p>Extortion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2042">
            <text:p>2042</text:p>
          </table:table-cell>
          <table:table-cell table:style-name="ce21" office:value-type="float" office:value="1913">
            <text:p>1913</text:p>
          </table:table-cell>
          <table:table-cell table:style-name="ce21" office:value-type="float" office:value="1936">
            <text:p>1936</text:p>
          </table:table-cell>
          <table:table-cell table:style-name="ce21" office:value-type="float" office:value="1907">
            <text:p>1907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1536">
            <text:p>1536</text:p>
          </table:table-cell>
          <table:table-cell table:style-name="ce21" office:value-type="float" office:value="1028">
            <text:p>1028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145">
            <text:p>14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8])" office:value-type="string">
            <text:p>16484</text:p>
          </table:table-cell>
          <table:table-cell table:formula="oooc:=SUM([.C2:.C8])" office:value-type="string">
            <text:p>15389</text:p>
          </table:table-cell>
          <table:table-cell table:formula="oooc:=SUM([.D2:.D8])" office:value-type="string">
            <text:p>15896</text:p>
          </table:table-cell>
          <table:table-cell table:formula="oooc:=SUM([.E2:.E8])" office:value-type="string">
            <text:p>15612</text:p>
          </table:table-cell>
          <table:table-cell table:formula="oooc:=SUM([.F2:.F8])" office:value-type="string">
            <text:p>18843</text:p>
          </table:table-cell>
          <table:table-cell table:formula="oooc:=SUM([.G2:.G8])" office:value-type="string">
            <text:p>17943</text:p>
          </table:table-cell>
          <table:table-cell table:formula="oooc:=SUM([.H2:.H8])" office:value-type="string">
            <text:p>15052</text:p>
          </table:table-cell>
        </table:table-row>
      </table:table>
      <table:table table:name="resident-status-of-victim" table:style-name="ta5" table:print="false">
        <office:forms form:automatic-focus="false" form:apply-design-mode="false"/>
        <table:table-column table:style-name="co8" table:default-cell-style-name="ce15" table:number-columns-repeated="256"/>
        <table:table-row table:style-name="ro2">
          <table:table-cell table:style-name="ce21" office:value-type="string">
            <text:p>Resident Status of Victim</text:p>
          </table:table-cell>
          <table:table-cell table:style-name="ce21" office:value-type="string">
            <text:p>Resident</text:p>
          </table:table-cell>
          <table:table-cell table:style-name="ce21" office:value-type="string">
            <text:p>Nonresident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76964">
            <text:p>176964</text:p>
          </table:table-cell>
          <table:table-cell table:style-name="ce21" office:value-type="float" office:value="41855">
            <text:p>41855</text:p>
          </table:table-cell>
          <table:table-cell table:style-name="ce21" office:value-type="float" office:value="37876">
            <text:p>37876</text:p>
          </table:table-cell>
        </table:table-row>
      </table:table>
      <table:table table:name="victims-and-offenders-by-age-ge" table:style-name="ta6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Race</text:p>
          </table:table-cell>
          <table:table-cell table:style-name="ce21" table:number-columns-spanned="2" table:number-rows-spanned="1" office:value-type="string">
            <text:p>Victim</text:p>
          </table:table-cell>
          <table:covered-table-cell/>
          <table:table-cell table:style-name="ce21" table:number-columns-spanned="2" table:number-rows-spanned="1" office:value-type="string">
            <text:p>Offender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94543">
            <text:p>94543</text:p>
          </table:table-cell>
          <table:table-cell table:style-name="ce21" office:value-type="float" office:value="73456">
            <text:p>73456</text:p>
          </table:table-cell>
          <table:table-cell table:style-name="ce21" office:value-type="float" office:value="59841">
            <text:p>59841</text:p>
          </table:table-cell>
          <table:table-cell table:style-name="ce21" office:value-type="float" office:value="20893">
            <text:p>20893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33990">
            <text:p>33990</text:p>
          </table:table-cell>
          <table:table-cell table:style-name="ce21" office:value-type="float" office:value="38987">
            <text:p>38987</text:p>
          </table:table-cell>
          <table:table-cell table:style-name="ce21" office:value-type="float" office:value="59877">
            <text:p>59877</text:p>
          </table:table-cell>
          <table:table-cell table:style-name="ce21" office:value-type="float" office:value="17278">
            <text:p>17278</text:p>
          </table:table-cell>
        </table:table-row>
        <table:table-row table:style-name="ro2">
          <table:table-cell table:style-name="ce21" office:value-type="string">
            <text:p>American Ind/Alaskan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Asian/Pacific Isl</text:p>
          </table:table-cell>
          <table:table-cell table:style-name="ce21" office:value-type="float" office:value="2047">
            <text:p>2047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883">
            <text:p>883</text:p>
          </table:table-cell>
          <table:table-cell table:style-name="ce21" office:value-type="float" office:value="453">
            <text:p>453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4298">
            <text:p>4298</text:p>
          </table:table-cell>
          <table:table-cell table:style-name="ce21" office:value-type="float" office:value="3199">
            <text:p>3199</text:p>
          </table:table-cell>
          <table:table-cell table:style-name="ce21" office:value-type="float" office:value="3194">
            <text:p>3194</text:p>
          </table:table-cell>
          <table:table-cell table:style-name="ce21" office:value-type="float" office:value="1156">
            <text:p>115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3:.B7])" office:value-type="string">
            <text:p>135116</text:p>
          </table:table-cell>
          <table:table-cell table:formula="oooc:=SUM([.C3:.C7])" office:value-type="string">
            <text:p>117245</text:p>
          </table:table-cell>
          <table:table-cell table:formula="oooc:=SUM([.D3:.D7])" office:value-type="string">
            <text:p>123880</text:p>
          </table:table-cell>
          <table:table-cell table:formula="oooc:=SUM([.E3:.E7])" office:value-type="string">
            <text:p>398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roperty-crimes-where-offenders" style:display-name="PageStyle_property-crimes-where-offender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property-crimes-by-day-of-week-" style:display-name="PageStyle_property-crimes-by-day-of-week-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ther-property-crime-locations" style:display-name="PageStyle_other-property-crime-location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ther-property-crimes-by-day-of" style:display-name="PageStyle_other-property-crimes-by-day-of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s-and-offenders-by-age-ge" style:display-name="PageStyle_victims-and-offenders-by-age-g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